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11fe88" officeooo:paragraph-rsid="0011fe88"/>
    </style:style>
    <style:style style:name="P2" style:family="paragraph" style:parent-style-name="Standard">
      <style:paragraph-properties fo:text-align="start" style:justify-single-word="false"/>
      <style:text-properties fo:font-size="12pt" officeooo:rsid="0011fe88" officeooo:paragraph-rsid="0011fe88"/>
    </style:style>
    <style:style style:name="P3" style:family="paragraph" style:parent-style-name="Standard">
      <style:paragraph-properties fo:text-align="center" style:justify-single-word="false"/>
      <style:text-properties fo:font-size="20pt" officeooo:rsid="0011fe88" officeooo:paragraph-rsid="0011fe88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2pt" officeooo:rsid="0014740a" officeooo:paragraph-rsid="0014740a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2pt" officeooo:rsid="0014740a" officeooo:paragraph-rsid="001b1295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2pt" officeooo:rsid="0018c947" officeooo:paragraph-rsid="0018c947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2pt" officeooo:rsid="0018c947" officeooo:paragraph-rsid="001b1295"/>
    </style:style>
    <style:style style:name="P8" style:family="paragraph" style:parent-style-name="Standard">
      <style:paragraph-properties fo:text-align="start" style:justify-single-word="false"/>
      <style:text-properties fo:font-size="12pt" officeooo:rsid="001994ca" officeooo:paragraph-rsid="0011fe88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2pt" officeooo:rsid="001d87a5" officeooo:paragraph-rsid="001d87a5"/>
    </style:style>
    <style:style style:name="T1" style:family="text">
      <style:text-properties officeooo:rsid="0014740a"/>
    </style:style>
    <style:style style:name="T2" style:family="text">
      <style:text-properties officeooo:rsid="00184588"/>
    </style:style>
    <style:style style:name="T3" style:family="text">
      <style:text-properties officeooo:rsid="001c0beb"/>
    </style:style>
    <style:style style:name="T4" style:family="text">
      <style:text-properties fo:color="#ff3333"/>
    </style:style>
    <style:style style:name="T5" style:family="text">
      <style:text-properties fo:color="#ff3333" officeooo:rsid="001e72ce"/>
    </style:style>
    <style:style style:name="T6" style:family="text">
      <style:text-properties fo:color="#000000"/>
    </style:style>
    <style:style style:name="T7" style:family="text">
      <style:text-properties fo:color="#000000" officeooo:rsid="001e72ce"/>
    </style:style>
    <style:style style:name="T8" style:family="text">
      <style:text-properties officeooo:rsid="001e72ce"/>
    </style:style>
    <style:style style:name="T9" style:family="text">
      <style:text-properties officeooo:rsid="001eb2c8"/>
    </style:style>
    <style:style style:name="T10" style:family="text">
      <style:text-properties officeooo:rsid="001ff7e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habriel Nunes (14100829) e Marleson Graf (14100859)</text:p>
      <text:p text:style-name="P1"/>
      <text:p text:style-name="P1"/>
      <text:p text:style-name="P3">Relatório – Trabalho 3.1 </text:p>
      <text:p text:style-name="P3"/>
      <text:p text:style-name="P2"><text:tab/><text:span text:style-name="T1">A configuração final utilizada foi a seguinte:</text:span></text:p>
      <text:list xml:id="list6667832342485041456" text:style-name="L1">
        <text:list-item>
          <text:p text:style-name="P4">Camadas intermediárias: <text:span text:style-name="T3">20 e 15 neurônios</text:span></text:p>
        </text:list-item>
        <text:list-item>
          <text:p text:style-name="P9">Funç<text:span text:style-name="T8">ões</text:span> de <text:span text:style-name="T4">transferência</text:span><text:span text:style-name="T6">:</text:span><text:span text:style-name="T4"> </text:span><text:span text:style-name="T7">tansig e tansig</text:span></text:p>
        </text:list-item>
        <text:list-item>
          <text:p text:style-name="P6">Precisão obtida: <text:span text:style-name="T8">91,7875</text:span>%</text:p>
        </text:list-item>
      </text:list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habriel Nunes</meta:initial-creator>
    <meta:creation-date>2017-05-09T09:49:04.580254813</meta:creation-date>
    <dc:date>2017-05-09T17:52:54.774847049</dc:date>
    <dc:creator>Ghabriel Nunes</dc:creator>
    <meta:editing-duration>PT3H13M36S</meta:editing-duration>
    <meta:editing-cycles>14</meta:editing-cycles>
    <meta:generator>LibreOffice/5.0.6.2$Linux_X86_64 LibreOffice_project/00$Build-2</meta:generator>
    <meta:document-statistic meta:table-count="0" meta:image-count="0" meta:object-count="0" meta:page-count="1" meta:paragraph-count="6" meta:word-count="35" meta:character-count="234" meta:non-whitespace-character-count="205"/>
  </office:meta>
</office:document-meta>
</file>